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text-properties officeooo:rsid="0002a0b4" officeooo:paragraph-rsid="0002a0b4"/>
    </style:style>
    <style:style style:name="P2" style:family="paragraph" style:parent-style-name="Quotations">
      <style:paragraph-properties fo:line-height="150%" fo:text-align="start" style:justify-single-word="false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" style:family="paragraph" style:parent-style-name="Quotations">
      <style:paragraph-properties fo:margin-left="0cm" fo:margin-right="1cm" fo:line-height="150%" fo:text-align="start" style:justify-single-word="false" fo:text-indent="0cm" style:auto-text-indent="false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style:font-name="Calibri" fo:font-size="15pt" fo:language="zxx" fo:country="none" officeooo:rsid="0002a0b4" officeooo:paragraph-rsid="0002a0b4" style:font-size-asian="15pt" style:language-asian="zxx" style:country-asian="none" style:font-size-complex="15pt" style:language-complex="zxx" style:country-complex="none"/>
    </style:style>
    <style:style style:name="P5" style:family="paragraph" style:parent-style-name="Standard">
      <style:paragraph-properties fo:line-height="150%"/>
      <style:text-properties style:font-name="Calibri" fo:font-size="15pt" fo:language="zxx" fo:country="none" officeooo:rsid="0002a0b4" officeooo:paragraph-rsid="0002a0b4" style:font-size-asian="15pt" style:language-asian="zxx" style:country-asian="none" style:font-size-complex="15pt" style:language-complex="zxx" style:country-complex="none"/>
    </style:style>
    <style:style style:name="P6" style:family="paragraph" style:parent-style-name="Standard">
      <style:paragraph-properties fo:line-height="150%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7" style:family="paragraph" style:parent-style-name="Standard">
      <style:paragraph-properties fo:line-height="150%" fo:text-align="start" style:justify-single-word="false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margin-left="0cm" fo:margin-right="1cm" fo:line-height="150%" fo:text-align="start" style:justify-single-word="false" fo:text-indent="0cm" style:auto-text-indent="false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Calibri" fo:font-size="15pt" fo:language="zxx" fo:country="none" officeooo:paragraph-rsid="0007e232" style:font-size-asian="15pt" style:language-asian="zxx" style:country-asian="none" style:font-size-complex="15pt" style:language-complex="zxx" style:country-complex="none"/>
    </style:style>
    <style:style style:name="P10" style:family="paragraph" style:parent-style-name="Standard">
      <style:paragraph-properties fo:line-height="150%"/>
      <style:text-properties style:font-name="Calibri" fo:font-size="15pt" fo:language="zxx" fo:country="none" officeooo:paragraph-rsid="0007e232" style:font-size-asian="15pt" style:language-asian="zxx" style:country-asian="none" style:font-size-complex="15pt" style:language-complex="zxx" style:country-complex="none"/>
    </style:style>
    <style:style style:name="P11" style:family="paragraph" style:parent-style-name="Standard">
      <style:paragraph-properties fo:line-height="150%"/>
      <style:text-properties style:font-name="Calibri" fo:font-size="13pt" fo:language="zxx" fo:country="none" officeooo:rsid="0002a0b4" officeooo:paragraph-rsid="0002a0b4" style:font-size-asian="13pt" style:language-asian="zxx" style:country-asian="none" style:font-size-complex="13pt" style:language-complex="zxx" style:country-complex="none"/>
    </style:style>
    <style:style style:name="P12" style:family="paragraph" style:parent-style-name="Standard">
      <style:paragraph-properties fo:line-height="150%"/>
      <style:text-properties style:font-name="Calibri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3" style:family="paragraph" style:parent-style-name="Standard">
      <style:paragraph-properties fo:line-height="150%"/>
      <style:text-properties officeooo:rsid="0002a0b4" officeooo:paragraph-rsid="0002a0b4"/>
    </style:style>
    <style:style style:name="P14" style:family="paragraph" style:parent-style-name="Text_20_body">
      <style:text-properties style:font-name="Calibri" fo:font-size="15pt" fo:language="zxx" fo:country="none" officeooo:rsid="0002a0b4" officeooo:paragraph-rsid="0002a0b4" style:font-size-asian="15pt" style:language-asian="zxx" style:country-asian="none" style:font-size-complex="15pt" style:language-complex="zxx" style:country-complex="none"/>
    </style:style>
    <style:style style:name="P15" style:family="paragraph" style:parent-style-name="Text_20_body">
      <style:paragraph-properties fo:line-height="150%"/>
      <style:text-properties style:font-name="Calibri" fo:font-size="15pt" fo:language="zxx" fo:country="none" officeooo:rsid="0002a0b4" officeooo:paragraph-rsid="0002a0b4" style:font-size-asian="15pt" style:language-asian="zxx" style:country-asian="none" style:font-size-complex="15pt" style:language-complex="zxx" style:country-complex="none"/>
    </style:style>
    <style:style style:name="P16" style:family="paragraph" style:parent-style-name="Text_20_body">
      <style:text-properties style:font-name="Calibri" fo:font-size="15pt" fo:language="zxx" fo:country="none" officeooo:paragraph-rsid="0002a0b4" style:font-size-asian="15pt" style:language-asian="zxx" style:country-asian="none" style:font-size-complex="15pt" style:language-complex="zxx" style:country-complex="none"/>
    </style:style>
    <style:style style:name="P17" style:family="paragraph" style:parent-style-name="Text_20_body">
      <style:paragraph-properties fo:line-height="150%"/>
      <style:text-properties style:font-name="Calibri" fo:font-size="15pt" fo:language="zxx" fo:country="none" officeooo:rsid="000383d2" officeooo:paragraph-rsid="000383d2" style:font-size-asian="15pt" style:language-asian="zxx" style:country-asian="none" style:font-size-complex="15pt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0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1" style:family="paragraph" style:parent-style-name="Text_20_body">
      <style:paragraph-properties fo:margin-top="0cm" fo:margin-bottom="0cm" style:contextual-spacing="false" fo:line-height="150%" fo:text-align="start" style:justify-single-word="false" fo:break-before="page"/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2" style:family="paragraph" style:parent-style-name="Text_20_body">
      <style:text-properties style:font-name="Calibri" fo:font-size="24pt" fo:language="zxx" fo:country="none" officeooo:paragraph-rsid="0002a0b4" style:font-size-asian="24pt" style:language-asian="zxx" style:country-asian="none" style:font-size-complex="24pt" style:language-complex="zxx" style:country-complex="none"/>
    </style:style>
    <style:style style:name="P23" style:family="paragraph" style:parent-style-name="Title"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4" style:family="paragraph" style:parent-style-name="Title">
      <style:text-properties style:font-name="Calibri" fo:font-size="24pt" fo:language="zxx" fo:country="none" officeooo:paragraph-rsid="0002a0b4" style:font-size-asian="24pt" style:language-asian="zxx" style:country-asian="none" style:font-size-complex="24pt" style:language-complex="zxx" style:country-complex="none"/>
    </style:style>
    <style:style style:name="P25" style:family="paragraph" style:parent-style-name="Title">
      <style:text-properties style:font-name="Calibri" fo:font-size="24pt" fo:language="zxx" fo:country="none" officeooo:rsid="0002a0b4" officeooo:paragraph-rsid="0002a0b4" style:font-size-asian="24pt" style:language-asian="zxx" style:country-asian="none" style:font-size-complex="24pt" style:language-complex="zxx" style:country-complex="none"/>
    </style:style>
    <style:style style:name="P26" style:family="paragraph">
      <style:paragraph-properties fo:text-align="center"/>
    </style:style>
    <style:style style:name="T1" style:family="text">
      <style:text-properties officeooo:rsid="0002a0b4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font-size="12pt" style:text-underline-style="solid" style:text-underline-width="auto" style:text-underline-color="font-color"/>
    </style:style>
    <style:style style:name="T9" style:family="text">
      <style:text-properties fo:font-size="12pt" style:text-underline-style="solid" style:text-underline-width="auto" style:text-underline-color="font-color" fo:font-weight="bold"/>
    </style:style>
    <style:style style:name="T10" style:family="text">
      <style:text-properties fo:font-size="12pt" fo:font-weight="bold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fo:font-weight="bold"/>
    </style:style>
    <style:style style:name="T13" style:family="text">
      <style:text-properties fo:language="zxx" fo:country="none" fo:font-weight="bold" style:font-weight-asian="bold" style:font-weight-complex="bold"/>
    </style:style>
    <style:style style:name="T14" style:family="text">
      <style:text-properties officeooo:rsid="00059e72"/>
    </style:style>
    <style:style style:name="T15" style:family="text">
      <style:text-properties style:font-name="Calibri"/>
    </style:style>
    <style:style style:name="T16" style:family="text">
      <style:text-properties style:font-name="Calibri" fo:font-size="12pt"/>
    </style:style>
    <style:style style:name="T17" style:family="text">
      <style:text-properties style:font-name="Calibri" fo:font-size="12pt" style:text-underline-style="solid" style:text-underline-width="auto" style:text-underline-color="font-color" fo:font-weight="bold"/>
    </style:style>
    <style:style style:name="T18" style:family="text">
      <style:text-properties style:font-name="Calibri" style:text-underline-style="solid" style:text-underline-width="auto" style:text-underline-color="font-color" fo:font-weight="bold"/>
    </style:style>
    <style:style style:name="T19" style:family="text">
      <style:text-properties style:font-name="Calibri" fo:font-size="15pt" style:font-size-asian="15pt" style:font-size-complex="15pt"/>
    </style:style>
    <style:style style:name="T20" style:family="text">
      <style:text-properties style:font-name="Calibri" fo:font-size="15pt" style:text-underline-style="solid" style:text-underline-width="auto" style:text-underline-color="font-color" fo:font-weight="bold" style:font-size-asian="15pt" style:font-size-complex="15pt"/>
    </style:style>
    <style:style style:name="T21" style:family="text">
      <style:text-properties style:font-name="Calibri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2" style:family="text">
      <style:text-properties style:font-name="Calibri" fo:font-size="15pt" fo:language="zxx" fo:country="none" style:text-underline-style="solid" style:text-underline-width="auto" style:text-underline-color="font-color" fo:font-weight="bold" style:font-size-asian="15pt" style:language-asian="zxx" style:country-asian="none" style:font-size-complex="15pt" style:language-complex="zxx" style:country-complex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23"/>
      <text:p text:style-name="P23"/>
      <text:p text:style-name="P23"/>
      <text:p text:style-name="P23"/>
      <text:p text:style-name="P24">Logic design <text:span text:style-name="T1">of </text:span></text:p>
      <text:p text:style-name="P25">database</text:p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tab/>AUTHORS: <text:tab/>VÍCTOR MANUEL FERRÁNDEZ BALLESTER</text:p>
      <text:p text:style-name="P14"><text:tab/><text:tab/><text:tab/><text:tab/>ISTAR HERNÁNDEZ FERNÁNDEZ</text:p>
      <text:p text:style-name="P14"><text:soft-page-break/></text:p>
      <text:p text:style-name="P5">USER(<text:span text:style-name="T5">username</text:span>, name, password, email, phone)</text:p>
      <text:p text:style-name="P6"><text:tab/>pk: username</text:p>
      <text:p text:style-name="P6"><text:tab/>vnn: password, email</text:p>
      <text:p text:style-name="P15"/>
      <text:p text:style-name="P11">BOOK(<text:span text:style-name="T5">isbn</text:span>, title, category, total_pages, publication_date, purchased)</text:p>
      <text:p text:style-name="P12"><text:tab/>pk: isbn</text:p>
      <text:p text:style-name="P12"><text:tab/>vnn: title</text:p>
      <text:p text:style-name="P15"/>
      <text:p text:style-name="P13"><text:span text:style-name="T21">AUTHOR (</text:span><text:span text:style-name="Source_20_Text"><text:span text:style-name="T22">id</text:span></text:span><text:span text:style-name="T21">, name_author, country)</text:span></text:p>
      <text:p text:style-name="P7"><text:tab/>pk: id</text:p>
      <text:p text:style-name="P7"><text:tab/>vnn: name_author</text:p>
      <text:p text:style-name="P15"/>
      <text:p text:style-name="P17">EDITORIAL(<text:span text:style-name="T6">id</text:span>, name)</text:p>
      <text:p text:style-name="P17"><text:tab/>pk: id</text:p>
      <text:p text:style-name="P17"/>
      <text:p text:style-name="P9">CONDITION(<text:span text:style-name="T5">id</text:span>,category)</text:p>
      <text:p text:style-name="P10"><text:tab/>pk: id <text:line-break/><text:line-break/>BOOK_EDITORIAL( <text:span text:style-name="T3">isbn,</text:span> <text:span text:style-name="T3">id_editorial</text:span>)</text:p>
      <text:p text:style-name="P6"><text:tab/>pk:isbn, id_editorial</text:p>
      <text:p text:style-name="P6"><text:tab/>fk:isbn → BOOK</text:p>
      <text:p text:style-name="P6"><text:tab/>fk:id → EDITORIAL</text:p>
      <text:p text:style-name="P19"/>
      <text:p text:style-name="P20"/>
      <text:p text:style-name="P6"><text:soft-page-break/>BOOK_EDITORIAL( <text:span text:style-name="T3">isbn</text:span>, <text:span text:style-name="T3">id_editorial</text:span>)</text:p>
      <text:p text:style-name="P6"><text:tab/>pk:isbn, id_editorial</text:p>
      <text:p text:style-name="P6"><text:tab/>fk:isbn → BOOK</text:p>
      <text:p text:style-name="P6"><text:tab/>fk:id → EDITORIAL</text:p>
      <text:p text:style-name="P2"/>
      <text:p text:style-name="P8">READING(<text:span text:style-name="T2">username</text:span>,<text:span text:style-name="T2">isbn</text:span><text:span text:style-name="T4">,</text:span>id_condition)</text:p>
      <text:p text:style-name="P6"><text:tab/>pk: username, isbn </text:p>
      <text:p text:style-name="P6"><text:tab/>fk: username -&gt; USER</text:p>
      <text:p text:style-name="P6"><text:tab/>fk: isbn -&gt; BOOK</text:p>
      <text:p text:style-name="P6"><text:tab/>fk, uk: id_condition -&gt; CONDITION</text:p>
      <text:p text:style-name="P6"><text:tab/>vnn: reading, id_condition</text:p>
      <text:p text:style-name="P3"/>
      <text:p text:style-name="P8">BOOK_AUTHOR(<text:span text:style-name="T5">isbn</text:span>,<text:span text:style-name="T5">id_author</text:span>)</text:p>
      <text:p text:style-name="P6"><text:tab/>pk: (isbn,id_author)</text:p>
      <text:p text:style-name="P6"><text:tab/>fk: isbn -&gt; BOOK</text:p>
      <text:p text:style-name="P6"><text:tab/>fk: id_author -&gt; AUTHOR</text:p>
      <text:p text:style-name="P6"/>
      <text:p text:style-name="P7">FINISHED(<text:span text:style-name="T5">id_condition</text:span>, finish_date, rating)</text:p>
      <text:p text:style-name="P6"><text:tab/>pk: id_condition</text:p>
      <text:p text:style-name="P6"><text:tab/>fk. id_condition -&gt; CONDITION</text:p>
      <text:p text:style-name="P6"><text:tab/>vnn: finish_date</text:p>
      <text:p text:style-name="P19"><text:tab/></text:p>
      <text:p text:style-name="P20"/>
      <text:p text:style-name="P21"><text:line-break/>PROCESS(<text:span text:style-name="T5">id_condition</text:span>, num_pag, date_start)</text:p>
      <text:p text:style-name="P6"><text:tab/>pk: id_condition</text:p>
      <text:p text:style-name="P6"><text:tab/>fk: id_condition -&gt; CONDITION</text:p>
      <text:p text:style-name="P6"><text:tab/>vnn: num_pag,date_start</text:p>
      <text:p text:style-name="P6"/>
      <text:p text:style-name="P20"/>
      <text:p text:style-name="P7">DESIRED(<text:span text:style-name="T5">id_condition</text:span>)</text:p>
      <text:p text:style-name="P6"><text:tab/>pk: id_condition</text:p>
      <text:p text:style-name="P6"><text:tab/>fk: id_condition -&gt; CONDITION</text:p>
      <text:p text:style-name="P6"/>
      <text:p text:style-name="P18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a0b4" officeooo:paragraph-rsid="0002a0b4"/>
    </style:style>
    <style:style style:name="MP2" style:family="paragraph">
      <style:paragraph-properties fo:text-align="center"/>
    </style:style>
    <style:style style:name="MT1" style:family="text">
      <style:text-properties officeooo:rsid="00059e72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ookNest</text:span><text:tab/><text:tab/>2ºDAM</text:p>
        <text:p text:style-name="MP1"><draw:line text:anchor-type="paragraph" draw:z-index="3" draw:name="Línea 1" draw:style-name="Mgr1" draw:text-style-name="MP2" svg:x1="0.086cm" svg:y1="0.504cm" svg:x2="16.728cm" svg:y2="0.541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09:01:40.005489435</meta:creation-date>
    <dc:date>2025-11-05T17:42:42.033814230</dc:date>
    <meta:editing-duration>PT22M16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4" meta:paragraph-count="47" meta:word-count="131" meta:character-count="1107" meta:non-whitespace-character-count="979"/>
  </office:meta>
</office:document-meta>
</file>